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4"/>
          <table:table-cell/>
        </table:table-row>
        <table:table-row table:style-name="ro2">
          <table:table-cell table:style-name="ce3" office:value-type="string">
            <text:p><text:a xlink:href="http://www.leetcode.com/2011/09/regular-expression-matching.html">Regular Expression Matching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11/unique-paths.html">Unique Paths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9/print-all-combinations-of-number-as-sum.html">Print All Combinations of a Number as a Sum of Candidate Numbers</text:a></text:p>
          </table:table-cell>
          <table:table-cell table:style-name="ce5"/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23:42</dc:date>
    <dc:creator>Tejas </dc:creator>
    <meta:editing-duration>PT00H10M56S</meta:editing-duration>
    <meta:editing-cycles>8</meta:editing-cycles>
    <meta:generator>OpenOffice.org/3.2$Linux OpenOffice.org_project/320m12$Build-9483</meta:generator>
    <meta:document-statistic meta:table-count="3" meta:cell-count="6" meta:object-count="0"/>
  </office:meta>
</office:document-meta>
</file>